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SMOOTHNESS<text:tab/>8</text:p>
          <text:p text:style-name="P7"><text:s/>1.1.11 Key MINSPEED<text:tab/>8</text:p>
          <text:p text:style-name="P7"><text:s/>1.1.12 Key MAXACCELERATION<text:tab/>8</text:p>
          <text:p text:style-name="P6"><text:s/>1.2 Examples<text:tab/>8</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P: pilot declared goal with default altitude<text:tab/>18</text:p>
          <text:p text:style-name="P7"><text:s/>6.3.3 Type MPDGF: pilot declared goal with forced altitude<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RAD10: relative altitude dependent distance rounded down to decameter<text:tab/>22</text:p>
          <text:p text:style-name="P7"><text:s/>7.1.5 Type DACC: accumulated distance<text:tab/>22</text:p>
          <text:p text:style-name="P7"><text:s/>7.1.6 Type TSEC: time in seconds<text:tab/>23</text:p>
          <text:p text:style-name="P7"><text:soft-page-break/><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text:soft-pag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P: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9-28T18:19:30.14</dc:date>
    <meta:editing-duration>P1DT7H30M7S</meta:editing-duration>
    <meta:editing-cycles>200</meta:editing-cycles>
    <meta:generator>LibreOffice/3.3$Win32 LibreOffice_project/330m19$Build-8</meta:generator>
    <meta:printed-by>Toni </meta:printed-by>
    <meta:print-date>2011-08-11T13:22:13.29</meta:print-date>
    <meta:document-statistic meta:table-count="0" meta:image-count="0" meta:object-count="0" meta:page-count="29" meta:paragraph-count="614" meta:word-count="4462" meta:character-count="29254"/>
  </office:meta>
</office:document-meta>
</file>